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980" officeooo:paragraph-rsid="00098980"/>
    </style:style>
    <style:style style:name="P2" style:family="paragraph" style:parent-style-name="Standard">
      <style:text-properties officeooo:rsid="00098980" officeooo:paragraph-rsid="00098980"/>
    </style:style>
    <style:style style:name="P3" style:family="paragraph" style:parent-style-name="Standard">
      <style:text-properties officeooo:rsid="000cad57" officeooo:paragraph-rsid="000cad57"/>
    </style:style>
    <style:style style:name="P4" style:family="paragraph" style:parent-style-name="Standard" style:list-style-name="L1">
      <style:text-properties officeooo:rsid="000cad57" officeooo:paragraph-rsid="000cad57"/>
    </style:style>
    <style:style style:name="P5" style:family="paragraph" style:parent-style-name="Standard" style:list-style-name="L1">
      <style:text-properties officeooo:paragraph-rsid="000cad57"/>
    </style:style>
    <style:style style:name="P6" style:family="paragraph" style:parent-style-name="Standard">
      <style:text-properties officeooo:rsid="000e00da" officeooo:paragraph-rsid="000e00da"/>
    </style:style>
    <style:style style:name="P7" style:family="paragraph" style:parent-style-name="Standard" style:list-style-name="L1">
      <style:text-properties officeooo:rsid="000e00da" officeooo:paragraph-rsid="000e00da"/>
    </style:style>
    <style:style style:name="T1" style:family="text">
      <style:text-properties officeooo:rsid="000ca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ndom design notes about the ESP miniboard and programmer</text:p>
      <text:p text:style-name="Standard"/>
      <text:p text:style-name="Standard"/>
      <text:p text:style-name="Standard"/>
      <text:p text:style-name="P1">Programming procedure from ESP8266 System Description</text:p>
      <text:p text:style-name="P1"/>
      <text:p text:style-name="P1">Preparation:</text:p>
      <text:p text:style-name="P1">- Power 3.3V</text:p>
      <text:p text:style-name="P1">- Set EN Pin High</text:p>
      <text:p text:style-name="P1">- Connect Gnd, RxD, TxD</text:p>
      <text:p text:style-name="P1"/>
      <text:p text:style-name="P1">Programming:</text:p>
      <text:p text:style-name="P1">- Pull IO15 and IO0 low</text:p>
      <text:p text:style-name="P1">- Leave IO2 open</text:p>
      <text:p text:style-name="P1">-Download program to flash</text:p>
      <text:p text:style-name="P1">- Keep IO2 open</text:p>
      <text:p text:style-name="P1">- Pull IO0 high</text:p>
      <text:p text:style-name="P1"/>
      <text:p text:style-name="P1"/>
      <text:p text:style-name="P3">References</text:p>
      <text:p text:style-name="P3"/>
      <text:list xml:id="list8763346652656862858" text:style-name="L1">
        <text:list-item>
          <text:p text:style-name="P5"><text:span text:style-name="T1">ESP-8285 datasheet</text:span></text:p>
        </text:list-item>
        <text:list-item>
          <text:p text:style-name="P4">ESP-8266 datasheet</text:p>
        </text:list-item>
        <text:list-item>
          <text:p text:style-name="P4">Arduino ESP8266 documentation: https://github.com/esp8266/Arduino/blob/master/doc/boards.md</text:p>
        </text:list-item>
        <text:list-item>
          <text:p text:style-name="P7">Seeed-OPL part library: http://www.seeedstudio.com/depot/OPLopen-parts-library-catalog-c-136_138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5:34:04.303269617</meta:creation-date>
    <meta:generator>LibreOffice/4.2.8.2$Linux_X86_64 LibreOffice_project/420m0$Build-2</meta:generator>
    <dc:date>2016-07-17T16:55:52.529006778</dc:date>
    <meta:editing-duration>PT1H54M50S</meta:editing-duration>
    <meta:editing-cycles>3</meta:editing-cycles>
    <meta:document-statistic meta:table-count="0" meta:image-count="0" meta:object-count="0" meta:page-count="1" meta:paragraph-count="17" meta:word-count="69" meta:character-count="520" meta:non-whitespace-character-count="472"/>
  </office:meta>
</office:document-meta>
</file>